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variant="normal" fo:text-transform="none" fo:font-style="normal"/>
    </style:style>
    <style:style style:name="P2" style:family="paragraph" style:parent-style-name="Text_20_body">
      <style:text-properties fo:font-variant="normal" fo:text-transform="none" fo:font-style="normal"/>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font-variant="normal" fo:text-transform="none" fo:font-style="normal"/>
    </style:style>
    <style:style style:name="P11" style:family="paragraph" style:parent-style-name="Text_20_body">
      <style:text-properties fo:font-variant="normal" fo:text-transform="none" fo:font-style="normal"/>
    </style:style>
    <style:style style:name="P12" style:family="paragraph" style:parent-style-name="Text_20_body">
      <style:text-properties fo:font-variant="normal" fo:text-transform="none" style:font-name="Times New Roman" fo:font-style="normal"/>
    </style:style>
    <style:style style:name="P13" style:family="paragraph" style:parent-style-name="Text_20_body">
      <style:text-properties style:font-name="Times New Roman"/>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indent="0in" style:auto-text-indent="false"/>
      <style:text-properties style:font-name="Times New Roman"/>
    </style:style>
    <style:style style:name="P17"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text-properties fo:font-variant="normal" fo:text-transform="none" fo:font-style="normal"/>
    </style:style>
    <style:style style:name="P21" style:family="paragraph" style:parent-style-name="Standard" style:list-style-name="L4">
      <style:text-properties fo:font-variant="normal" fo:text-transform="none" fo:font-style="normal"/>
    </style:style>
    <style:style style:name="P22" style:family="paragraph" style:parent-style-name="Standard" style:list-style-name="L5">
      <style:text-properties fo:font-variant="normal" fo:text-transform="none" fo:font-style="normal"/>
    </style:style>
    <style:style style:name="P23" style:family="paragraph" style:parent-style-name="Standard" style:list-style-name="L6">
      <style:text-properties fo:font-variant="normal" fo:text-transform="none" fo:font-style="normal"/>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7"/>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Text_20_body" style:list-style-name="L3"/>
    <style:style style:name="P30" style:family="paragraph" style:parent-style-name="Text_20_body">
      <style:text-properties fo:font-variant="normal" fo:text-transform="none" fo:font-style="normal"/>
    </style:style>
    <style:style style:name="P31" style:family="paragraph" style:parent-style-name="Heading_20_1" style:master-page-name="First_20_Page">
      <style:paragraph-properties style:page-number="auto"/>
    </style:style>
    <style:style style:name="P32"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variant="normal" fo:text-transform="none" fo:font-style="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text-underline-style="solid" style:text-underline-width="auto" style:text-underline-color="font-color"/>
    </style:style>
    <style:style style:name="T8" style:family="text">
      <style:text-properties style:text-position="33% 80%"/>
    </style:style>
    <style:style style:name="T9" style:family="text">
      <style:text-properties style:font-name="Times New Roman"/>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48346768" text:id="ct348346768">
          <text:insertion>
            <office:change-info>
              <dc:creator>Bob Jacobsen</dc:creator>
              <dc:date>2013-03-26T19:11:00</dc:date>
            </office:change-info>
          </text:insertion>
        </text:changed-region>
        <text:changed-region xml:id="ct513620528" text:id="ct513620528">
          <text:insertion>
            <office:change-info>
              <dc:creator>Bob Jacobsen</dc:creator>
              <dc:date>2013-03-26T19:10:00</dc:date>
            </office:change-info>
          </text:insertion>
        </text:changed-region>
        <text:changed-region xml:id="ct515622656" text:id="ct515622656">
          <text:insertion>
            <office:change-info>
              <dc:creator>Bob Jacobsen</dc:creator>
              <dc:date>2013-03-24T12:55:00</dc:date>
            </office:change-info>
          </text:insertion>
        </text:changed-region>
        <text:changed-region xml:id="ct792224464" text:id="ct792224464">
          <text:insertion>
            <office:change-info>
              <dc:creator>Bob Jacobsen</dc:creator>
              <dc:date>2013-03-24T12:56:00</dc:date>
            </office:change-info>
          </text:insertion>
        </text:changed-region>
        <text:changed-region xml:id="ct484396128" text:id="ct484396128">
          <text:insertion>
            <office:change-info>
              <dc:creator>Bob Jacobsen</dc:creator>
              <dc:date>2013-03-24T12:57:00</dc:date>
            </office:change-info>
          </text:insertion>
        </text:changed-region>
        <text:changed-region xml:id="ct792057136" text:id="ct792057136">
          <text:insertion>
            <office:change-info>
              <dc:creator>Bob Jacobsen</dc:creator>
              <dc:date>2013-03-24T12:58:00</dc:date>
            </office:change-info>
          </text:insertion>
        </text:changed-region>
        <text:changed-region xml:id="ct505642400" text:id="ct505642400">
          <text:insertion>
            <office:change-info>
              <dc:creator>Bob Jacobsen</dc:creator>
              <dc:date>2013-03-24T13:00:00</dc:date>
            </office:change-info>
          </text:insertion>
        </text:changed-region>
        <text:changed-region xml:id="ct514884896" text:id="ct514884896">
          <text:insertion>
            <office:change-info>
              <dc:creator>Bob Jacobsen</dc:creator>
              <dc:date>2013-03-26T18:38:00</dc:date>
            </office:change-info>
          </text:insertion>
        </text:changed-region>
        <text:changed-region xml:id="ct792065952" text:id="ct792065952">
          <text:insertion>
            <office:change-info>
              <dc:creator>Bob Jacobsen</dc:creator>
              <dc:date>2013-03-26T19:07:00</dc:date>
            </office:change-info>
          </text:insertion>
        </text:changed-region>
        <text:changed-region xml:id="ct484388992" text:id="ct484388992">
          <text:insertion>
            <office:change-info>
              <dc:creator>Bob Jacobsen</dc:creator>
              <dc:date>2013-03-26T18:38:00</dc:date>
            </office:change-info>
          </text:insertion>
        </text:changed-region>
        <text:changed-region xml:id="ct791677504" text:id="ct791677504">
          <text:deletion>
            <office:change-info>
              <dc:creator>Bob Jacobsen</dc:creator>
              <dc:date>2013-03-26T19:38:00</dc:date>
            </office:change-info>
            <text:p text:style-name="Text_20_body">generates </text:p>
          </text:deletion>
        </text:changed-region>
        <text:changed-region xml:id="ct407972128" text:id="ct407972128">
          <text:insertion>
            <office:change-info>
              <dc:creator>Bob Jacobsen</dc:creator>
              <dc:date>2013-03-26T19:38:00</dc:date>
            </office:change-info>
          </text:insertion>
        </text:changed-region>
        <text:changed-region xml:id="ct792503968" text:id="ct792503968">
          <text:deletion>
            <office:change-info>
              <dc:creator>Bob Jacobsen</dc:creator>
              <dc:date>2013-03-26T19:39:00</dc:date>
            </office:change-info>
            <text:p text:style-name="Text_20_body">generator</text:p>
          </text:deletion>
        </text:changed-region>
        <text:changed-region xml:id="ct792066592" text:id="ct792066592">
          <text:insertion>
            <office:change-info>
              <dc:creator>Bob Jacobsen</dc:creator>
              <dc:date>2013-03-26T19:39:00</dc:date>
            </office:change-info>
          </text:insertion>
        </text:changed-region>
        <text:changed-region xml:id="ct515724704" text:id="ct515724704">
          <text:insertion>
            <office:change-info>
              <dc:creator>Bob Jacobsen</dc:creator>
              <dc:date>2013-03-26T19:09:00</dc:date>
            </office:change-info>
          </text:insertion>
        </text:changed-region>
        <text:changed-region xml:id="ct792063936" text:id="ct792063936">
          <text:deletion>
            <office:change-info>
              <dc:creator>Bob Jacobsen</dc:creator>
              <dc:date>2013-03-26T19:09:00</dc:date>
            </office:change-info>
            <text:p text:style-name="Text_20_body">13</text:p>
          </text:deletion>
        </text:changed-region>
        <text:changed-region xml:id="ct792235568" text:id="ct792235568">
          <text:deletion>
            <office:change-info>
              <dc:creator>Bob Jacobsen</dc:creator>
              <dc:date>2013-03-26T19:09:00</dc:date>
            </office:change-info>
            <text:p text:style-name="Text_20_body"/>
            <text:p text:style-name="Text_20_body"/>
            <text:p text:style-name="Text_20_body"/>
          </text:deletion>
        </text:changed-region>
        <text:changed-region xml:id="ct792243584" text:id="ct792243584">
          <text:insertion>
            <office:change-info>
              <dc:creator>Bob Jacobsen</dc:creator>
              <dc:date>2013-03-26T19:32:00</dc:date>
            </office:change-info>
          </text:insertion>
        </text:changed-region>
        <text:changed-region xml:id="ct792391168" text:id="ct792391168">
          <text:deletion>
            <office:change-info>
              <dc:creator>Bob Jacobsen</dc:creator>
              <dc:date>2013-03-26T19:32:00</dc:date>
            </office:change-info>
            <text:p text:style-name="Standard">The</text:p>
          </text:deletion>
        </text:changed-region>
        <text:changed-region xml:id="ct792296736" text:id="ct792296736">
          <text:deletion>
            <office:change-info>
              <dc:creator>Bob Jacobsen</dc:creator>
              <dc:date>2013-03-26T19:32:00</dc:date>
            </office:change-info>
            <text:p text:style-name="Standard">NNN and NNNN </text:p>
          </text:deletion>
        </text:changed-region>
        <text:changed-region xml:id="ct483913712" text:id="ct483913712">
          <text:insertion>
            <office:change-info>
              <dc:creator>Bob Jacobsen</dc:creator>
              <dc:date>2013-03-26T19:31:00</dc:date>
            </office:change-info>
          </text:insertion>
        </text:changed-region>
        <text:changed-region xml:id="ct484212944" text:id="ct484212944">
          <text:insertion>
            <office:change-info>
              <dc:creator>Bob Jacobsen</dc:creator>
              <dc:date>2013-03-26T19:32:00</dc:date>
            </office:change-info>
          </text:insertion>
        </text:changed-region>
        <text:changed-region xml:id="ct483741568" text:id="ct483741568">
          <text:insertion>
            <office:change-info>
              <dc:creator>Bob Jacobsen</dc:creator>
              <dc:date>2013-03-26T19:32:00</dc:date>
            </office:change-info>
          </text:insertion>
        </text:changed-region>
        <text:changed-region xml:id="ct484078992" text:id="ct484078992">
          <text:insertion>
            <office:change-info>
              <dc:creator>Bob Jacobsen</dc:creator>
              <dc:date>2013-03-26T19:32:00</dc:date>
            </office:change-info>
          </text:insertion>
        </text:changed-region>
        <text:changed-region xml:id="ct408396288" text:id="ct408396288">
          <text:deletion>
            <office:change-info>
              <dc:creator>Bob Jacobsen</dc:creator>
              <dc:date>2013-03-26T19:10:00</dc:date>
            </office:change-info>
            <text:p text:style-name="P1"/>
            <text:p text:style-name="P1">Existing Event Range definition is 0x01.01.99.01.01.01.xx.xx but that is in the Lenz XpressNet range now, and needs to change; easy change to existing code. Existing coding for content is hours, minutes in two lowest bytes; ditto.</text:p>
          </text:deletion>
        </text:changed-region>
        <text:changed-region xml:id="ct175892432" text:id="ct175892432">
          <text:deletion>
            <office:change-info>
              <dc:creator>Bob Jacobsen</dc:creator>
              <dc:date>2013-03-26T19:35:00</dc:date>
            </office:change-info>
            <text:p text:style-name="P1">Separately documented to reduce change of inconsistency, as some cost in readability.</text:p>
          </text:deletion>
        </text:changed-region>
        <text:changed-region xml:id="ct353249360" text:id="ct353249360">
          <text:insertion>
            <office:change-info>
              <dc:creator>Bob Jacobsen</dc:creator>
              <dc:date>2013-03-26T19:10:00</dc:date>
            </office:change-info>
          </text:insertion>
        </text:changed-region>
        <text:changed-region xml:id="ct53570352" text:id="ct53570352">
          <text:insertion>
            <office:change-info>
              <dc:creator>Bob Jacobsen</dc:creator>
              <dc:date>2013-03-26T19:12:00</dc:date>
            </office:change-info>
          </text:insertion>
        </text:changed-region>
        <text:changed-region xml:id="ct792278128" text:id="ct792278128">
          <text:insertion>
            <office:change-info>
              <dc:creator>Bob Jacobsen</dc:creator>
              <dc:date>2013-03-26T19:16:00</dc:date>
            </office:change-info>
          </text:insertion>
        </text:changed-region>
        <text:changed-region xml:id="ct513069376" text:id="ct513069376">
          <text:deletion>
            <office:change-info>
              <dc:creator>Bob Jacobsen</dc:creator>
              <dc:date>2013-03-26T19:11:00</dc:date>
            </office:change-info>
            <text:p text:style-name="P1">, seconds are 0-59</text:p>
          </text:deletion>
        </text:changed-region>
        <text:changed-region xml:id="ct486422528" text:id="ct486422528">
          <text:deletion>
            <office:change-info>
              <dc:creator>Bob Jacobsen</dc:creator>
              <dc:date>2013-03-26T19:36:00</dc:date>
            </office:change-info>
            <text:p text:style-name="P1">The top three bits in the hours field </text:p>
          </text:deletion>
        </text:changed-region>
        <text:changed-region xml:id="ct352353024" text:id="ct352353024">
          <text:insertion>
            <office:change-info>
              <dc:creator>Bob Jacobsen</dc:creator>
              <dc:date>2013-03-26T19:15:00</dc:date>
            </office:change-info>
          </text:insertion>
        </text:changed-region>
        <text:changed-region xml:id="ct486521920" text:id="ct486521920">
          <text:deletion>
            <office:change-info>
              <dc:creator>Bob Jacobsen</dc:creator>
              <dc:date>2013-03-26T19:13:00</dc:date>
            </office:change-info>
            <text:p text:style-name="P1">, must be ignored upon receipt so they can be used as flags</text:p>
          </text:deletion>
        </text:changed-region>
        <text:changed-region xml:id="ct353183120" text:id="ct353183120">
          <text:deletion>
            <office:change-info>
              <dc:creator>Bob Jacobsen</dc:creator>
              <dc:date>2013-03-26T19:15:00</dc:date>
            </office:change-info>
            <text:p text:style-name="P1">are reserved</text:p>
          </text:deletion>
        </text:changed-region>
        <text:changed-region xml:id="ct348015504" text:id="ct348015504">
          <text:deletion>
            <office:change-info>
              <dc:creator>Bob Jacobsen</dc:creator>
              <dc:date>2013-03-26T19:36:00</dc:date>
            </office:change-info>
            <text:p text:style-name="P1">,</text:p>
          </text:deletion>
        </text:changed-region>
        <text:changed-region xml:id="ct792469856" text:id="ct792469856">
          <text:insertion>
            <office:change-info>
              <dc:creator>Bob Jacobsen</dc:creator>
              <dc:date>2013-03-26T19:12:00</dc:date>
            </office:change-info>
          </text:insertion>
        </text:changed-region>
        <text:changed-region xml:id="ct791707024" text:id="ct791707024">
          <text:deletion>
            <office:change-info>
              <dc:creator>Bob Jacobsen</dc:creator>
              <dc:date>2013-03-26T19:12:00</dc:date>
            </office:change-info>
            <text:p text:style-name="P1">, Seconds </text:p>
          </text:deletion>
        </text:changed-region>
        <text:changed-region xml:id="ct792703968" text:id="ct792703968">
          <text:insertion>
            <office:change-info>
              <dc:creator>Bob Jacobsen</dc:creator>
              <dc:date>2013-03-26T19:15:00</dc:date>
            </office:change-info>
          </text:insertion>
        </text:changed-region>
        <text:changed-region xml:id="ct792083216" text:id="ct792083216">
          <text:deletion>
            <office:change-info>
              <dc:creator>Bob Jacobsen</dc:creator>
              <dc:date>2013-03-26T19:15:00</dc:date>
            </office:change-info>
            <text:p text:style-name="P1">, may not be sent, shall result in ignoring the event upon receipt. </text:p>
          </text:deletion>
        </text:changed-region>
        <text:changed-region xml:id="ct347878848" text:id="ct347878848">
          <text:insertion>
            <office:change-info>
              <dc:creator>Bob Jacobsen</dc:creator>
              <dc:date>2013-03-26T19:12:00</dc:date>
            </office:change-info>
          </text:insertion>
        </text:changed-region>
        <text:changed-region xml:id="ct792516096" text:id="ct792516096">
          <text:insertion>
            <office:change-info>
              <dc:creator>Bob Jacobsen</dc:creator>
              <dc:date>2013-03-26T19:15:00</dc:date>
            </office:change-info>
          </text:insertion>
        </text:changed-region>
        <text:changed-region xml:id="ct515664736" text:id="ct515664736">
          <text:insertion>
            <office:change-info>
              <dc:creator>Bob Jacobsen</dc:creator>
              <dc:date>2013-03-26T19:12:00</dc:date>
            </office:change-info>
          </text:insertion>
        </text:changed-region>
        <text:changed-region xml:id="ct505721520" text:id="ct505721520">
          <text:insertion>
            <office:change-info>
              <dc:creator>Bob Jacobsen</dc:creator>
              <dc:date>2013-03-26T19:13:00</dc:date>
            </office:change-info>
          </text:insertion>
        </text:changed-region>
        <text:changed-region xml:id="ct408123440" text:id="ct408123440">
          <text:insertion>
            <office:change-info>
              <dc:creator>Bob Jacobsen</dc:creator>
              <dc:date>2013-03-26T19:14:00</dc:date>
            </office:change-info>
          </text:insertion>
        </text:changed-region>
        <text:changed-region xml:id="ct515748944" text:id="ct515748944">
          <text:insertion>
            <office:change-info>
              <dc:creator>Bob Jacobsen</dc:creator>
              <dc:date>2013-03-26T19:12:00</dc:date>
            </office:change-info>
          </text:insertion>
        </text:changed-region>
        <text:changed-region xml:id="ct483742000" text:id="ct483742000">
          <text:insertion>
            <office:change-info>
              <dc:creator>Bob Jacobsen</dc:creator>
              <dc:date>2013-03-26T19:16:00</dc:date>
            </office:change-info>
          </text:insertion>
        </text:changed-region>
        <text:changed-region xml:id="ct515621952" text:id="ct515621952">
          <text:deletion>
            <office:change-info>
              <dc:creator>Bob Jacobsen</dc:creator>
              <dc:date>2013-03-26T19:17:00</dc:date>
            </office:change-info>
            <text:p text:style-name="P2"/>
            <text:p text:style-name="P2">Regardless of the rate, seconds may not be skipped due to the rate calculation.</text:p>
          </text:deletion>
        </text:changed-region>
        <text:changed-region xml:id="ct792400592" text:id="ct792400592">
          <text:deletion>
            <office:change-info>
              <dc:creator>Bob Jacobsen</dc:creator>
              <dc:date>2013-03-26T19:38:00</dc:date>
            </office:change-info>
            <text:p text:style-name="Standard">'</text:p>
          </text:deletion>
        </text:changed-region>
        <text:changed-region xml:id="ct483439248" text:id="ct483439248">
          <text:deletion>
            <office:change-info>
              <dc:creator>Bob Jacobsen</dc:creator>
              <dc:date>2013-03-26T19:38:00</dc:date>
            </office:change-info>
            <text:p text:style-name="Standard">'</text:p>
          </text:deletion>
        </text:changed-region>
        <text:changed-region xml:id="ct348359008" text:id="ct348359008">
          <text:insertion>
            <office:change-info>
              <dc:creator>Bob Jacobsen</dc:creator>
              <dc:date>2013-03-26T22:27:00</dc:date>
            </office:change-info>
          </text:insertion>
        </text:changed-region>
        <text:changed-region xml:id="ct352831504" text:id="ct352831504">
          <text:deletion>
            <office:change-info>
              <dc:creator>Bob Jacobsen</dc:creator>
              <dc:date>2013-03-26T22:27:00</dc:date>
            </office:change-info>
            <text:p text:style-name="Text_20_body">is </text:p>
          </text:deletion>
        </text:changed-region>
        <text:changed-region xml:id="ct794095840" text:id="ct794095840">
          <text:insertion>
            <office:change-info>
              <dc:creator>Bob Jacobsen</dc:creator>
              <dc:date>2013-03-26T22:27:00</dc:date>
            </office:change-info>
          </text:insertion>
        </text:changed-region>
        <text:changed-region xml:id="ct412737408" text:id="ct412737408">
          <text:deletion>
            <office:change-info>
              <dc:creator>Bob Jacobsen</dc:creator>
              <dc:date>2013-03-26T22:27:00</dc:date>
            </office:change-info>
            <text:p text:style-name="Text_20_body">it</text:p>
          </text:deletion>
        </text:changed-region>
        <text:changed-region xml:id="ct514169424" text:id="ct514169424">
          <text:deletion>
            <office:change-info>
              <dc:creator>Bob Jacobsen</dc:creator>
              <dc:date>2013-03-26T22:27:00</dc:date>
            </office:change-info>
            <text:p text:style-name="Text_20_body">sent</text:p>
          </text:deletion>
        </text:changed-region>
        <text:changed-region xml:id="ct514718448" text:id="ct514718448">
          <text:insertion>
            <office:change-info>
              <dc:creator>Bob Jacobsen</dc:creator>
              <dc:date>2013-03-26T22:27:00</dc:date>
            </office:change-info>
          </text:insertion>
        </text:changed-region>
        <text:changed-region xml:id="ct408901152" text:id="ct408901152">
          <text:insertion>
            <office:change-info>
              <dc:creator>Bob Jacobsen</dc:creator>
              <dc:date>2013-03-26T22:25:00</dc:date>
            </office:change-info>
          </text:insertion>
        </text:changed-region>
        <text:changed-region xml:id="ct408800336" text:id="ct408800336">
          <text:insertion>
            <office:change-info>
              <dc:creator>Bob Jacobsen</dc:creator>
              <dc:date>2013-03-26T22:27:00</dc:date>
            </office:change-info>
          </text:insertion>
        </text:changed-region>
        <text:changed-region xml:id="ct513769600" text:id="ct513769600">
          <text:insertion>
            <office:change-info>
              <dc:creator>Bob Jacobsen</dc:creator>
              <dc:date>2013-03-26T22:26:00</dc:date>
            </office:change-info>
          </text:insertion>
        </text:changed-region>
        <text:changed-region xml:id="ct348625232" text:id="ct348625232">
          <text:insertion>
            <office:change-info>
              <dc:creator>Bob Jacobsen</dc:creator>
              <dc:date>2013-03-26T22:27:00</dc:date>
            </office:change-info>
          </text:insertion>
        </text:changed-region>
        <text:changed-region xml:id="ct792224240" text:id="ct792224240">
          <text:insertion>
            <office:change-info>
              <dc:creator>Bob Jacobsen</dc:creator>
              <dc:date>2013-03-26T19:18:00</dc:date>
            </office:change-info>
          </text:insertion>
        </text:changed-region>
        <text:changed-region xml:id="ct792328800" text:id="ct792328800">
          <text:deletion>
            <office:change-info>
              <dc:creator>Bob Jacobsen</dc:creator>
              <dc:date>2013-03-26T19:39:00</dc:date>
            </office:change-info>
            <text:p text:style-name="Text_20_body">generator</text:p>
          </text:deletion>
        </text:changed-region>
        <text:changed-region xml:id="ct407982480" text:id="ct407982480">
          <text:insertion>
            <office:change-info>
              <dc:creator>Bob Jacobsen</dc:creator>
              <dc:date>2013-03-26T19:39:00</dc:date>
            </office:change-info>
          </text:insertion>
        </text:changed-region>
        <text:changed-region xml:id="ct407982576" text:id="ct407982576">
          <text:insertion>
            <office:change-info>
              <dc:creator>Bob Jacobsen</dc:creator>
              <dc:date>2013-03-26T19:18:00</dc:date>
            </office:change-info>
          </text:insertion>
        </text:changed-region>
        <text:changed-region xml:id="ct792288512" text:id="ct792288512">
          <text:deletion>
            <office:change-info>
              <dc:creator>Bob Jacobsen</dc:creator>
              <dc:date>2013-03-26T19:18:00</dc:date>
            </office:change-info>
            <text:p text:style-name="Text_20_body">will</text:p>
          </text:deletion>
        </text:changed-region>
        <text:changed-region xml:id="ct175518016" text:id="ct175518016">
          <text:deletion>
            <office:change-info>
              <dc:creator>Bob Jacobsen</dc:creator>
              <dc:date>2013-03-26T19:18:00</dc:date>
            </office:change-info>
            <text:p text:style-name="Text_20_body">second</text:p>
          </text:deletion>
        </text:changed-region>
        <text:changed-region xml:id="ct505704736" text:id="ct505704736">
          <text:insertion>
            <office:change-info>
              <dc:creator>Bob Jacobsen</dc:creator>
              <dc:date>2013-03-26T19:18:00</dc:date>
            </office:change-info>
          </text:insertion>
        </text:changed-region>
        <text:changed-region xml:id="ct408691472" text:id="ct408691472">
          <text:deletion>
            <office:change-info>
              <dc:creator>Bob Jacobsen</dc:creator>
              <dc:date>2013-03-26T22:27:00</dc:date>
            </office:change-info>
            <text:p text:style-name="Text_20_body">sent</text:p>
          </text:deletion>
        </text:changed-region>
        <text:changed-region xml:id="ct792271168" text:id="ct792271168">
          <text:insertion>
            <office:change-info>
              <dc:creator>Bob Jacobsen</dc:creator>
              <dc:date>2013-03-26T22:27:00</dc:date>
            </office:change-info>
          </text:insertion>
        </text:changed-region>
        <text:changed-region xml:id="ct505704832" text:id="ct505704832">
          <text:insertion>
            <office:change-info>
              <dc:creator>Bob Jacobsen</dc:creator>
              <dc:date>2013-03-26T19:18:00</dc:date>
            </office:change-info>
          </text:insertion>
        </text:changed-region>
        <text:changed-region xml:id="ct515809552" text:id="ct515809552">
          <text:deletion>
            <office:change-info>
              <dc:creator>Bob Jacobsen</dc:creator>
              <dc:date>2013-03-26T19:18:00</dc:date>
            </office:change-info>
            <text:p text:style-name="Text_20_body">10 seconds</text:p>
          </text:deletion>
        </text:changed-region>
        <text:changed-region xml:id="ct486468032" text:id="ct486468032">
          <text:insertion>
            <office:change-info>
              <dc:creator>Bob Jacobsen</dc:creator>
              <dc:date>2013-03-26T19:20:00</dc:date>
            </office:change-info>
          </text:insertion>
        </text:changed-region>
        <text:changed-region xml:id="ct486394288" text:id="ct486394288">
          <text:deletion>
            <office:change-info>
              <dc:creator>Bob Jacobsen</dc:creator>
              <dc:date>2013-03-26T19:20:00</dc:date>
            </office:change-info>
            <text:p text:style-name="Text_20_body">If</text:p>
          </text:deletion>
        </text:changed-region>
        <text:changed-region xml:id="ct486493552" text:id="ct486493552">
          <text:insertion>
            <office:change-info>
              <dc:creator>Bob Jacobsen</dc:creator>
              <dc:date>2013-03-26T19:21:00</dc:date>
            </office:change-info>
          </text:insertion>
        </text:changed-region>
        <text:changed-region xml:id="ct513170608" text:id="ct513170608">
          <text:insertion>
            <office:change-info>
              <dc:creator>Bob Jacobsen</dc:creator>
              <dc:date>2013-03-26T19:20:00</dc:date>
            </office:change-info>
          </text:insertion>
        </text:changed-region>
        <text:changed-region xml:id="ct352403856" text:id="ct352403856">
          <text:insertion>
            <office:change-info>
              <dc:creator>Bob Jacobsen</dc:creator>
              <dc:date>2013-03-26T19:19:00</dc:date>
            </office:change-info>
          </text:insertion>
        </text:changed-region>
        <text:changed-region xml:id="ct352864656" text:id="ct352864656">
          <text:insertion>
            <office:change-info>
              <dc:creator>Bob Jacobsen</dc:creator>
              <dc:date>2013-03-26T19:20:00</dc:date>
            </office:change-info>
          </text:insertion>
        </text:changed-region>
        <text:changed-region xml:id="ct485589504" text:id="ct485589504">
          <text:deletion>
            <office:change-info>
              <dc:creator>Bob Jacobsen</dc:creator>
              <dc:date>2013-03-26T19:20:00</dc:date>
            </office:change-info>
            <text:p text:style-name="Text_20_body">clocks's </text:p>
          </text:deletion>
        </text:changed-region>
        <text:changed-region xml:id="ct485879552" text:id="ct485879552">
          <text:deletion>
            <office:change-info>
              <dc:creator>Bob Jacobsen</dc:creator>
              <dc:date>2013-03-26T19:21:00</dc:date>
            </office:change-info>
            <text:p text:style-name="Text_20_body">sends</text:p>
          </text:deletion>
        </text:changed-region>
        <text:changed-region xml:id="ct486246304" text:id="ct486246304">
          <text:insertion>
            <office:change-info>
              <dc:creator>Bob Jacobsen</dc:creator>
              <dc:date>2013-03-26T19:21:00</dc:date>
            </office:change-info>
          </text:insertion>
        </text:changed-region>
        <text:changed-region xml:id="ct353322000" text:id="ct353322000">
          <text:insertion>
            <office:change-info>
              <dc:creator>Bob Jacobsen</dc:creator>
              <dc:date>2013-03-26T19:22:00</dc:date>
            </office:change-info>
          </text:insertion>
        </text:changed-region>
        <text:changed-region xml:id="ct486348016" text:id="ct486348016">
          <text:insertion>
            <office:change-info>
              <dc:creator>Bob Jacobsen</dc:creator>
              <dc:date>2013-03-26T19:22:00</dc:date>
            </office:change-info>
          </text:insertion>
        </text:changed-region>
        <text:changed-region xml:id="ct513500304" text:id="ct513500304">
          <text:deletion>
            <office:change-info>
              <dc:creator>Bob Jacobsen</dc:creator>
              <dc:date>2013-03-26T19:40:00</dc:date>
            </office:change-info>
            <text:p text:style-name="Text_20_body">generator</text:p>
          </text:deletion>
        </text:changed-region>
        <text:changed-region xml:id="ct515809648" text:id="ct515809648">
          <text:insertion>
            <office:change-info>
              <dc:creator>Bob Jacobsen</dc:creator>
              <dc:date>2013-03-26T19:40:00</dc:date>
            </office:change-info>
          </text:insertion>
        </text:changed-region>
        <text:changed-region xml:id="ct792048784" text:id="ct792048784">
          <text:insertion>
            <office:change-info>
              <dc:creator>Bob Jacobsen</dc:creator>
              <dc:date>2013-03-26T19:19:00</dc:date>
            </office:change-info>
          </text:insertion>
        </text:changed-region>
        <text:changed-region xml:id="ct515756432" text:id="ct515756432">
          <text:deletion>
            <office:change-info>
              <dc:creator>Bob Jacobsen</dc:creator>
              <dc:date>2013-03-26T19:19:00</dc:date>
            </office:change-info>
            <text:p text:style-name="Text_20_body">send the a</text:p>
          </text:deletion>
        </text:changed-region>
        <text:changed-region xml:id="ct484422032" text:id="ct484422032">
          <text:insertion>
            <office:change-info>
              <dc:creator>Bob Jacobsen</dc:creator>
              <dc:date>2013-03-26T22:27:00</dc:date>
            </office:change-info>
          </text:insertion>
        </text:changed-region>
        <text:changed-region xml:id="ct408630864" text:id="ct408630864">
          <text:deletion>
            <office:change-info>
              <dc:creator>Bob Jacobsen</dc:creator>
              <dc:date>2013-03-26T22:28:00</dc:date>
            </office:change-info>
            <text:p text:style-name="Text_20_body">sent</text:p>
          </text:deletion>
        </text:changed-region>
        <text:changed-region xml:id="ct408424224" text:id="ct408424224">
          <text:insertion>
            <office:change-info>
              <dc:creator>Bob Jacobsen</dc:creator>
              <dc:date>2013-03-26T22:28:00</dc:date>
            </office:change-info>
          </text:insertion>
        </text:changed-region>
        <text:changed-region xml:id="ct515756528" text:id="ct515756528">
          <text:deletion>
            <office:change-info>
              <dc:creator>Bob Jacobsen</dc:creator>
              <dc:date>2013-03-26T19:19:00</dc:date>
            </office:change-info>
            <text:p text:style-name="Text_20_body">This is more important if the clock ticks only every minute instead of every second. </text:p>
          </text:deletion>
        </text:changed-region>
        <text:changed-region xml:id="ct792517872" text:id="ct792517872">
          <text:deletion>
            <office:change-info>
              <dc:creator>Bob Jacobsen</dc:creator>
              <dc:date>2013-03-26T19:40:00</dc:date>
            </office:change-info>
            <text:p text:style-name="P1">generator</text:p>
          </text:deletion>
        </text:changed-region>
        <text:changed-region xml:id="ct408528304" text:id="ct408528304">
          <text:insertion>
            <office:change-info>
              <dc:creator>Bob Jacobsen</dc:creator>
              <dc:date>2013-03-26T19:40:00</dc:date>
            </office:change-info>
          </text:insertion>
        </text:changed-region>
        <text:changed-region xml:id="ct408108272" text:id="ct408108272">
          <text:insertion>
            <office:change-info>
              <dc:creator>Bob Jacobsen</dc:creator>
              <dc:date>2013-03-26T19:22:00</dc:date>
            </office:change-info>
          </text:insertion>
        </text:changed-region>
        <text:changed-region xml:id="ct483740256" text:id="ct483740256">
          <text:insertion>
            <office:change-info>
              <dc:creator>Bob Jacobsen</dc:creator>
              <dc:date>2013-03-26T19:23:00</dc:date>
            </office:change-info>
          </text:insertion>
        </text:changed-region>
        <text:changed-region xml:id="ct792595520" text:id="ct792595520">
          <text:deletion>
            <office:change-info>
              <dc:creator>Bob Jacobsen</dc:creator>
              <dc:date>2013-03-26T19:40:00</dc:date>
            </office:change-info>
            <text:p text:style-name="P1">generator</text:p>
          </text:deletion>
        </text:changed-region>
        <text:changed-region xml:id="ct792595616" text:id="ct792595616">
          <text:insertion>
            <office:change-info>
              <dc:creator>Bob Jacobsen</dc:creator>
              <dc:date>2013-03-26T19:40:00</dc:date>
            </office:change-info>
          </text:insertion>
        </text:changed-region>
        <text:changed-region xml:id="ct514288624" text:id="ct514288624">
          <text:deletion>
            <office:change-info>
              <dc:creator>Bob Jacobsen</dc:creator>
              <dc:date>2013-03-26T19:40:00</dc:date>
            </office:change-info>
            <text:p text:style-name="P1">generator</text:p>
          </text:deletion>
        </text:changed-region>
        <text:changed-region xml:id="ct793588656" text:id="ct793588656">
          <text:insertion>
            <office:change-info>
              <dc:creator>Bob Jacobsen</dc:creator>
              <dc:date>2013-03-26T19:40:00</dc:date>
            </office:change-info>
          </text:insertion>
        </text:changed-region>
        <text:changed-region xml:id="ct514299584" text:id="ct514299584">
          <text:deletion>
            <office:change-info>
              <dc:creator>Bob Jacobsen</dc:creator>
              <dc:date>2013-03-26T19:40:00</dc:date>
            </office:change-info>
            <text:p text:style-name="P1">generator</text:p>
          </text:deletion>
        </text:changed-region>
        <text:changed-region xml:id="ct792838112" text:id="ct792838112">
          <text:insertion>
            <office:change-info>
              <dc:creator>Bob Jacobsen</dc:creator>
              <dc:date>2013-03-26T19:40:00</dc:date>
            </office:change-info>
          </text:insertion>
        </text:changed-region>
        <text:changed-region xml:id="ct79114400" text:id="ct79114400">
          <text:deletion>
            <office:change-info>
              <dc:creator>Bob Jacobsen</dc:creator>
              <dc:date>2013-03-26T19:40:00</dc:date>
            </office:change-info>
            <text:p text:style-name="P1">generator</text:p>
          </text:deletion>
        </text:changed-region>
        <text:changed-region xml:id="ct79363648" text:id="ct79363648">
          <text:insertion>
            <office:change-info>
              <dc:creator>Bob Jacobsen</dc:creator>
              <dc:date>2013-03-26T19:40:00</dc:date>
            </office:change-info>
          </text:insertion>
        </text:changed-region>
        <text:changed-region xml:id="ct514865008" text:id="ct514865008">
          <text:deletion>
            <office:change-info>
              <dc:creator>Bob Jacobsen</dc:creator>
              <dc:date>2013-03-26T19:40:00</dc:date>
            </office:change-info>
            <text:p text:style-name="Standard">generator</text:p>
          </text:deletion>
        </text:changed-region>
        <text:changed-region xml:id="ct484375600" text:id="ct484375600">
          <text:insertion>
            <office:change-info>
              <dc:creator>Bob Jacobsen</dc:creator>
              <dc:date>2013-03-26T19:40:00</dc:date>
            </office:change-info>
          </text:insertion>
        </text:changed-region>
        <text:changed-region xml:id="ct515638336" text:id="ct515638336">
          <text:insertion>
            <office:change-info>
              <dc:creator>Bob Jacobsen</dc:creator>
              <dc:date>2013-03-26T19:40:00</dc:date>
            </office:change-info>
          </text:insertion>
        </text:changed-region>
        <text:changed-region xml:id="ct407991440" text:id="ct407991440">
          <text:insertion>
            <office:change-info>
              <dc:creator>Bob Jacobsen</dc:creator>
              <dc:date>2013-03-26T19:40:00</dc:date>
            </office:change-info>
          </text:insertion>
        </text:changed-region>
        <text:changed-region xml:id="ct483932928" text:id="ct483932928">
          <text:insertion>
            <office:change-info>
              <dc:creator>Bob Jacobsen</dc:creator>
              <dc:date>2013-03-26T19:41:00</dc:date>
            </office:change-info>
          </text:insertion>
        </text:changed-region>
        <text:changed-region xml:id="ct792386496" text:id="ct792386496">
          <text:deletion>
            <office:change-info>
              <dc:creator>Bob Jacobsen</dc:creator>
              <dc:date>2013-03-26T19:41:00</dc:date>
            </office:change-info>
            <text:p text:style-name="Standard">generators</text:p>
          </text:deletion>
        </text:changed-region>
        <text:changed-region xml:id="ct486272224" text:id="ct486272224">
          <text:deletion>
            <office:change-info>
              <dc:creator>Bob Jacobsen</dc:creator>
              <dc:date>2013-03-26T19:41:00</dc:date>
            </office:change-info>
            <text:p text:style-name="P2">generator</text:p>
          </text:deletion>
        </text:changed-region>
        <text:changed-region xml:id="ct352337200" text:id="ct352337200">
          <text:insertion>
            <office:change-info>
              <dc:creator>Bob Jacobsen</dc:creator>
              <dc:date>2013-03-26T19:41:00</dc:date>
            </office:change-info>
          </text:insertion>
        </text:changed-region>
        <text:changed-region xml:id="ct793777664" text:id="ct793777664">
          <text:insertion>
            <office:change-info>
              <dc:creator>Bob Jacobsen</dc:creator>
              <dc:date>2013-03-26T19:41:00</dc:date>
            </office:change-info>
          </text:insertion>
        </text:changed-region>
        <text:changed-region xml:id="ct77202752" text:id="ct77202752">
          <text:deletion>
            <office:change-info>
              <dc:creator>Bob Jacobsen</dc:creator>
              <dc:date>2013-03-26T19:41:00</dc:date>
            </office:change-info>
            <text:p text:style-name="Standard">generator</text:p>
          </text:deletion>
        </text:changed-region>
        <text:changed-region xml:id="ct77202880" text:id="ct77202880">
          <text:deletion>
            <office:change-info>
              <dc:creator>Bob Jacobsen</dc:creator>
              <dc:date>2013-03-26T19:42:00</dc:date>
            </office:change-info>
            <text:p text:style-name="Standard">generator</text:p>
          </text:deletion>
        </text:changed-region>
        <text:changed-region xml:id="ct77357680" text:id="ct77357680">
          <text:insertion>
            <office:change-info>
              <dc:creator>Bob Jacobsen</dc:creator>
              <dc:date>2013-03-26T19:42:00</dc:date>
            </office:change-info>
          </text:insertion>
        </text:changed-region>
        <text:changed-region xml:id="ct408522336" text:id="ct408522336">
          <text:insertion>
            <office:change-info>
              <dc:creator>Bob Jacobsen</dc:creator>
              <dc:date>2013-03-26T22:24:00</dc:date>
            </office:change-info>
          </text:insertion>
        </text:changed-region>
        <text:changed-region xml:id="ct76581168" text:id="ct76581168">
          <text:insertion>
            <office:change-info>
              <dc:creator>Bob Jacobsen</dc:creator>
              <dc:date>2013-03-26T22:25:00</dc:date>
            </office:change-info>
          </text:insertion>
        </text:changed-region>
        <text:changed-region xml:id="ct408146512" text:id="ct408146512">
          <text:insertion>
            <office:change-info>
              <dc:creator>Bob Jacobsen</dc:creator>
              <dc:date>2013-03-26T22:28:00</dc:date>
            </office:change-info>
          </text:insertion>
        </text:changed-region>
        <text:changed-region xml:id="ct348596960" text:id="ct348596960">
          <text:insertion>
            <office:change-info>
              <dc:creator>Bob Jacobsen</dc:creator>
              <dc:date>2013-03-26T22:29:00</dc:date>
            </office:change-info>
          </text:insertion>
        </text:changed-region>
        <text:changed-region xml:id="ct513486128" text:id="ct513486128">
          <text:insertion>
            <office:change-info>
              <dc:creator>Bob Jacobsen</dc:creator>
              <dc:date>2013-03-26T22:30:00</dc:date>
            </office:change-info>
          </text:insertion>
        </text:changed-region>
        <text:changed-region xml:id="ct347949264" text:id="ct347949264">
          <text:insertion>
            <office:change-info>
              <dc:creator>Bob Jacobsen</dc:creator>
              <dc:date>2013-03-26T22:31:00</dc:date>
            </office:change-info>
          </text:insertion>
        </text:changed-region>
        <text:changed-region xml:id="ct408018224" text:id="ct408018224">
          <text:insertion>
            <office:change-info>
              <dc:creator>Bob Jacobsen</dc:creator>
              <dc:date>2013-03-26T22:32:00</dc:date>
            </office:change-info>
          </text:insertion>
        </text:changed-region>
        <text:changed-region xml:id="ct353110416" text:id="ct353110416">
          <text:insertion>
            <office:change-info>
              <dc:creator>Bob Jacobsen</dc:creator>
              <dc:date>2013-03-26T22:33:00</dc:date>
            </office:change-info>
          </text:insertion>
        </text:changed-region>
        <text:changed-region xml:id="ct513480320" text:id="ct513480320">
          <text:insertion>
            <office:change-info>
              <dc:creator>Bob Jacobsen</dc:creator>
              <dc:date>2013-03-26T22:34:00</dc:date>
            </office:change-info>
          </text:insertion>
        </text:changed-region>
        <text:changed-region xml:id="ct792834880" text:id="ct792834880">
          <text:insertion>
            <office:change-info>
              <dc:creator>Bob Jacobsen</dc:creator>
              <dc:date>2013-03-26T22:35:00</dc:date>
            </office:change-info>
          </text:insertion>
        </text:changed-region>
        <text:changed-region xml:id="ct486360480" text:id="ct486360480">
          <text:insertion>
            <office:change-info>
              <dc:creator>Bob Jacobsen</dc:creator>
              <dc:date>2013-03-26T22:36:00</dc:date>
            </office:change-info>
          </text:insertion>
        </text:changed-region>
        <text:changed-region xml:id="ct352488112" text:id="ct352488112">
          <text:insertion>
            <office:change-info>
              <dc:creator>Bob Jacobsen</dc:creator>
              <dc:date>2013-03-26T22:37:00</dc:date>
            </office:change-info>
          </text:insertion>
        </text:changed-region>
        <text:changed-region xml:id="ct793777824" text:id="ct793777824">
          <text:insertion>
            <office:change-info>
              <dc:creator>Bob Jacobsen</dc:creator>
              <dc:date>2013-03-26T19:25:00</dc:date>
            </office:change-info>
          </text:insertion>
        </text:changed-region>
        <text:changed-region xml:id="ct513117808" text:id="ct513117808">
          <text:insertion>
            <office:change-info>
              <dc:creator>Bob Jacobsen</dc:creator>
              <dc:date>2013-03-26T19:26:00</dc:date>
            </office:change-info>
          </text:insertion>
        </text:changed-region>
        <text:changed-region xml:id="ct53777872" text:id="ct53777872">
          <text:insertion>
            <office:change-info>
              <dc:creator>Bob Jacobsen</dc:creator>
              <dc:date>2013-03-26T19:27:00</dc:date>
            </office:change-info>
          </text:insertion>
        </text:changed-region>
        <text:changed-region xml:id="ct353178640" text:id="ct353178640">
          <text:insertion>
            <office:change-info>
              <dc:creator>Bob Jacobsen</dc:creator>
              <dc:date>2013-03-26T19:28:00</dc:date>
            </office:change-info>
          </text:insertion>
        </text:changed-region>
        <text:changed-region xml:id="ct485789728" text:id="ct485789728">
          <text:insertion>
            <office:change-info>
              <dc:creator>Bob Jacobsen</dc:creator>
              <dc:date>2013-03-26T19:29:00</dc:date>
            </office:change-info>
          </text:insertion>
        </text:changed-region>
        <text:changed-region xml:id="ct792098768" text:id="ct792098768">
          <text:insertion>
            <office:change-info>
              <dc:creator>Bob Jacobsen</dc:creator>
              <dc:date>2013-03-26T19:24:00</dc:date>
            </office:change-info>
          </text:insertion>
        </text:changed-region>
        <text:changed-region xml:id="ct515668976" text:id="ct515668976">
          <text:deletion>
            <office:change-info>
              <dc:creator>Bob Jacobsen</dc:creator>
              <dc:date>2013-03-26T19:24:00</dc:date>
            </office:change-info>
            <text:p text:style-name="P2">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text:h>
      <text:p text:style-name="Standard">A Working Note is an intermediate step in <text:span text:style-name="T5">the</text:span> documentation process. <text:s/>It gathers together the content from various informal development <text:span text:style-name="T5">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change-start text:change-id="ct515622656"/></text:p>
      <text:h text:style-name="Heading_20_2" text:outline-level="2">Use cases</text:h>
      <text:p text:style-name="Standard"><text:change-end text:change-id="ct515622656"/><text:change-start text:change-id="ct792224464"/>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2742530715436954102" text:style-name="L1">
        <text:list-item>
          <text:p text:style-name="P24">Action at a specific time: “The bell rings at noon”</text:p>
        </text:list-item>
        <text:list-item>
          <text:p text:style-name="P24">Condition during an interval: “The porch light should be on from 5PM to midnight”</text:p>
        </text:list-item>
        <text:list-item>
          <text:p text:style-name="P24">As a state: “The clock shows 10:15AM”</text:p>
        </text:list-item>
      </text:list>
      <text:p text:style-name="Standard">Model building lights and layout room lights turn on and off in a fast cycle to simulate a day<text:change-end text:change-id="ct792224464"/><text:change-start text:change-id="ct484396128"/>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text:change-end text:change-id="ct484396128"/><text:change-start text:change-id="ct792057136"/> cycle.</text:p>
      <text:p text:style-name="Standard"><text:change-end text:change-id="ct792057136"/><text:change-start text:change-id="ct505642400"/>Simple nodes should be able to respond to timed events without any additional cost.<text:change-end text:change-id="ct505642400"/></text:p>
      <text:h text:style-name="Heading_20_2" text:outline-level="2"><text:change-start text:change-id="ct514884896"/><text:soft-page-break/>Unserved use cases</text:h>
      <text:p text:style-name="Standard">The model building lights turn on and off only a few seconds apart <text:s/>- 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5">in the</text:span> use case above, can be done in several ways:</text:p>
      <text:list xml:id="list9126288056784268353" text:style-name="L2">
        <text:list-item>
          <text:p text:style-name="P25">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25">By going directly to 17:00. <text:s/>This will skip ringing the church bells in the point above, but might not get the state at 17:00 correct. The state can be addressed by optionally producing the necessary events as part of going directly.</text:p>
        </text:list-item>
      </text:list>
      <text:p text:style-name="Standard">Layout lights execute a pattern that's different when the modeled day is Monday vs Saturday <text:change-end text:change-id="ct514884896"/><text:change-start text:change-id="ct792065952"/>–<text:change-end text:change-id="ct792065952"/><text:change-start text:change-id="ct484388992"/> Day of week, or calendar date in general, does not result in different events being produced. <text:s/>This use case should be solved the regular producer-consumer techniques and a smarter scheduler to produce the appropriate events.</text:p>
      <text:h text:style-name="Heading_20_1" text:outline-level="1"><text:change-end text:change-id="ct484388992"/>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3387820677238653049" text:style-name="L3">
        <text:list-item>
          <text:p text:style-name="P29">Connect a number of clock displays to keep them synchronized.</text:p>
        </text:list-item>
        <text:list-item>
          <text:p text:style-name="P29">Provide time information to plug in devices, e.g. throttles.</text:p>
        </text:list-item>
        <text:list-item>
          <text:p text:style-name="P29">Provide cueing for time-based occurrences, such as lights turning on and off at specific modeled times.</text:p>
        </text:list-item>
      </text:list>
      <text:p text:style-name="Text_20_body">Generally, existing fast clock systems have one unit that <text:change text:change-id="ct791677504"/><text:change-start text:change-id="ct407972128"/>produces <text:change-end text:change-id="ct407972128"/>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792503968"/><text:change-start text:change-id="ct792066592"/>producer node<text:change-end text:change-id="ct792066592"/> or from other locations. Some fast clock systems broadcast run/stop and rate information, which can also be useful when interpolating within a fast-minute.</text:p>
      <text:p text:style-name="Text_20_body"><text:soft-page-break/>OpenLCB broadcasts time information by producing Event IDs. <text:s/>Specific Event IDs correspond to specific times with the day, for example “08:10:<text:change-start text:change-id="ct515724704"/>00<text:change-end text:change-id="ct515724704"/><text:change text:change-id="ct792063936"/>”, so that consumers can be taught to react to time-of-day. The date is handled separately, for those installations that choose to use it.<text:change text:change-id="ct792235568"/></text:p>
      <text:p text:style-name="P2">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Standard"><text:change-start text:change-id="ct792243584"/>Specific<text:change-end text:change-id="ct792243584"/><text:change text:change-id="ct792391168"/> event ranges <text:change text:change-id="ct792296736"/>has been reserved for these messages. </text:p>
      <text:p text:style-name="Standard">Time Event Upper Part refers to <text:change-start text:change-id="ct483913712"/>01.01.02.0<text:change-end text:change-id="ct483913712"/><text:change-start text:change-id="ct484212944"/>0<text:change-end text:change-id="ct484212944"/></text:p>
      <text:p text:style-name="Standard">Date Event Upper Part refers to <text:change-start text:change-id="ct483741568"/>01.01.02.01<text:change-end text:change-id="ct483741568"/></text:p>
      <text:p text:style-name="Standard">Rate Event Upper Part refers to<text:change-start text:change-id="ct484078992"/> 01.01.02.02<text:change-end text:change-id="ct484078992"/></text:p>
      <text:p text:style-name="P1"><text:change text:change-id="ct408396288"/><text:change text:change-id="ct175892432"/><text:change-start text:change-id="ct353249360"/><text:note text:id="ftn1" text:note-class="footnote"><text:note-citation>1</text:note-citation><text:note-body><text:p text:style-name="Footnote"><text:change-start text:change-id="ct348346768"/>The prototype<text:change-end text:change-id="ct348346768"/><text:change-start text:change-id="ct513620528"/> Event Range definition was 0x01.01.99.01.01.01.xx.xx but that <text:span text:style-name="T4">is in the Lenz XpressNet range now. </text:span><text:change-end text:change-id="ct513620528"/></text:p></text:note-body></text:note><text:change-end text:change-id="ct353249360"/></text:p>
      <text:p text:style-name="P1">Clock number is 0 to 15 to allow multiple clocks. <text:s/>Two upper bits reserved: <text:s/>Send as zero, ignore; to be used as flags. 16, 32 bit is send as zero, check; can be used either as either clock number expansion or for coding changes.</text:p>
      <text:h text:style-name="Heading_20_3" text:outline-level="3">Set/Report Time<text:change-start text:change-id="ct53570352"/> Event ID<text:change-end text:change-id="ct53570352"/></text:h>
      <text:p text:style-name="P2"/>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ime Event Upper Part</text:p>
          </table:table-cell>
          <table:covered-table-cell/>
          <table:covered-table-cell/>
          <table:covered-table-cell/>
          <table:table-cell table:style-name="Table2.A2" office:value-type="string">
            <text:p text:style-name="Table_20_Contents">Clock Number</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float" office:value="0">
            <text:p text:style-name="Table_20_Contents"><text:change-start text:change-id="ct792278128"/>0<text:change-end text:change-id="ct792278128"/></text:p>
          </table:table-cell>
        </table:table-row>
      </table:table>
      <text:p text:style-name="P1"/>
      <text:p text:style-name="P1"><text:soft-page-break/>Hours are 0-23, minutes are 0-59<text:change text:change-id="ct513069376"/>. <text:s/><text:change text:change-id="ct486422528"/><text:change-start text:change-id="ct352353024"/><text:s/><text:change-end text:change-id="ct352353024"/><text:change text:change-id="ct486521920"/><text:change text:change-id="ct353183120"/>. Other codes points in Hours<text:change text:change-id="ct348015504"/> <text:change-start text:change-id="ct792469856"/>and <text:change-end text:change-id="ct792469856"/>Minutes<text:change text:change-id="ct791707024"/>are reserved<text:change-start text:change-id="ct792703968"/>.<text:change-end text:change-id="ct792703968"/><text:change text:change-id="ct792083216"/> <text:change-start text:change-id="ct347878848"/>The low byte is reserved for eventual use as seconds. <text:s/><text:change-end text:change-id="ct347878848"/><text:change-start text:change-id="ct792516096"/>All reserved values shall not be produced, use shall result in the event not being consumed. <text:change-end text:change-id="ct792516096"/></text:p>
      <text:h text:style-name="Heading_20_3" text:outline-level="3">Set/Report Date<text:change-start text:change-id="ct515664736"/> Event ID<text:change-end text:change-id="ct515664736"/></text:h>
      <text:p text:style-name="Standard"/>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Date Event Upper Part</text:p>
          </table:table-cell>
          <table:covered-table-cell/>
          <table:covered-table-cell/>
          <table:covered-table-cell/>
          <table:table-cell table:style-name="Table3.A2" office:value-type="string">
            <text:p text:style-name="Table_20_Contents">Clock Number</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2"/>
      <text:p text:style-name="P2">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change-start text:change-id="ct505721520"/></text:p>
      <text:p text:style-name="P2"><text:change-end text:change-id="ct505721520"/><text:change-start text:change-id="ct408123440"/>Month is 1-12, Day is 1-31, other values are reserved, shall not be produced, use shall result in the event being not consumed.<text:change-end text:change-id="ct408123440"/></text:p>
      <text:h text:style-name="Heading_20_3" text:outline-level="3">Set/Report Rate<text:change-start text:change-id="ct515748944"/> Event ID<text:change-end text:change-id="ct515748944"/></text:h>
      <text:p text:style-name="P2"><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Rate Event Upper Part</text:p>
          </table:table-cell>
          <table:covered-table-cell/>
          <table:covered-table-cell/>
          <table:covered-table-cell/>
          <table:table-cell table:style-name="Table4.A2" office:value-type="string">
            <text:p text:style-name="Table_20_Contents">Clock Number</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2"/>
      <text:p text:style-name="P2">Rate is 12(?) bit fixed point rrrrrrrrrr.rr, 0.00, 0.25, 0.50, ..., 999.75 <text:s/>(Is that the right range? Enough granularity? <text:s/>Would something simpler be easier? A 999X clock is so fast that it saturates the bus)</text:p>
      <text:p text:style-name="P2">Run/Stop = 1 clock is running; Run/Stop = 0, clock is stopped. <text:change-start text:change-id="ct483742000"/>Higher bits in that byte shall be zero.<text:change-end text:change-id="ct483742000"/></text:p>
      <text:p text:style-name="P2">Run/Stop bit is provided so that a single report tells you what the clock is doing. <text:s/>The stop/start clock event should be used to stop and start the clock, because that doesn't require resetting (or even knowing) the current rate.<text:change text:change-id="ct515621952"/></text:p>
      <text:h text:style-name="Heading_20_3" text:outline-level="3">Stop/Start Clock</text:h>
      <text:p text:style-name="P1"/>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Rate Event Upper Part</text:p>
          </table:table-cell>
          <table:covered-table-cell/>
          <table:covered-table-cell/>
          <table:covered-table-cell/>
          <table:table-cell table:style-name="Table5.A2" office:value-type="string">
            <text:p text:style-name="Table_20_Contents">Clock <text:soft-page-break/>Number</text:p>
          </table:table-cell>
          <table:table-cell table:style-name="Table5.A2" office:value-type="string">
            <text:p text:style-name="Table_20_Contents">05/04 <text:soft-page-break/>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2"/>
      <text:p text:style-name="P2">Start/Stop = 5, start clock. Start/Stop = 4, stop clock. </text:p>
      <text:p text:style-name="P2">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independent rate.</text:p>
      <text:p text:style-name="Standard">When the clock is in stopped state, it<text:change text:change-id="ct792400592"/>s internal time is not changing.</text:p>
      <text:p text:style-name="Standard">When the clock is in running state, it<text:change text:change-id="ct483439248"/>s internal time is advancing (rate X) as fast as normal time. <text:s/></text:p>
      <text:h text:style-name="Heading_20_2" text:outline-level="2">Interactions</text:h>
      <text:p text:style-name="Text_20_body">A Set/Report Rate event <text:change-start text:change-id="ct348359008"/>for which there are one or more consumers <text:s/>are <text:change-end text:change-id="ct348359008"/><text:change text:change-id="ct352831504"/>produced every real 60(?) seconds while the clock is running to update the layout. <text:s/>(Should <text:change-start text:change-id="ct794095840"/>the current one<text:change-end text:change-id="ct794095840"/><text:change text:change-id="ct412737408"/> also be <text:change text:change-id="ct514169424"/><text:change-start text:change-id="ct514718448"/>produced<text:change-end text:change-id="ct514718448"/> when the clock is not running? Sometimes nice to be able to stop all traffic on the network, which you can do if it doesn't send while the clock is stopped)<text:change-start text:change-id="ct408901152"/>(This is written in a way that <text:change-end text:change-id="ct408901152"/><text:change-start text:change-id="ct408800336"/>makes <text:change-end text:change-id="ct408800336"/><text:change-start text:change-id="ct513769600"/>options are available for e.g. low-bandwidth clocks, see below.<text:change-end text:change-id="ct513769600"/><text:change-start text:change-id="ct348625232"/>)<text:change-end text:change-id="ct348625232"/></text:p>
      <text:p text:style-name="Text_20_body">The Set/Report Date event is produced how often? Every 60 seconds? Nodes that want it, e.g. to initialize a display, can ask for it<text:change-start text:change-id="ct792224240"/> from the (known) clock-producer node using IdentifyEvents<text:change-end text:change-id="ct792224240"/>. There's no real point in too long a delay, people waiting will get annoyed. Clock <text:change text:change-id="ct792328800"/><text:change-start text:change-id="ct407982480"/>producer<text:change-end text:change-id="ct407982480"/> nodes <text:change-start text:change-id="ct407982576"/>shall<text:change-end text:change-id="ct407982576"/><text:change text:change-id="ct792288512"/> produce a Set/Report Date event if they receive one but do not update their internal date.</text:p>
      <text:p text:style-name="Text_20_body">A Set/Report Time event is produced every time the current time changes, e.g. every fast <text:change text:change-id="ct175518016"/><text:change-start text:change-id="ct505704736"/>minute<text:change-end text:change-id="ct505704736"/>. <text:s/>(Should it be periodically <text:change text:change-id="ct408691472"/><text:change-start text:change-id="ct792271168"/>produced<text:change-end text:change-id="ct792271168"/>, e.g. every real <text:change-start text:change-id="ct505704832"/>minute<text:change-end text:change-id="ct505704832"/><text:change text:change-id="ct515809552"/>,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text:change-start text:change-id="ct486468032"/>When <text:change-end text:change-id="ct486468032"/><text:change text:change-id="ct486394288"/><text:s/>a Set/Report Time event is received<text:change-start text:change-id="ct486493552"/> at a clock-producer node<text:change-end text:change-id="ct486493552"/>, it (optionally) sets the time<text:change-start text:change-id="ct513170608"/> in the clock producer node<text:change-end text:change-id="ct513170608"/>. If the time is not set, the current time <text:change-start text:change-id="ct352403856"/>event <text:change-end text:change-id="ct352403856"/>is produced immediately after.</text:p>
      <text:p text:style-name="Text_20_body">If a Set/Report Rate event is received, the <text:change-start text:change-id="ct352864656"/>clock-producer's <text:change-end text:change-id="ct352864656"/><text:change text:change-id="ct485589504"/>rate is set to the rate embedded in the event. The run/stop bits are ignored. If the clock does not support the requested rate, it moves to the closest non-zero supported rate, and <text:change text:change-id="ct485879552"/><text:change-start text:change-id="ct486246304"/>produce<text:change-end text:change-id="ct486246304"/><text:change-start text:change-id="ct353322000"/>s<text:change-end text:change-id="ct353322000"/> a Set/Report Rate <text:change-start text:change-id="ct486348016"/>event <text:change-end text:change-id="ct486348016"/>containing the current rate. <text:s/>Rate can be set while the clock is running or stopped. <text:s/>The clock <text:change text:change-id="ct513500304"/><text:change-start text:change-id="ct515809648"/>producer node<text:change-end text:change-id="ct515809648"/> may, but is not required to, <text:change-start text:change-id="ct792048784"/>produce a <text:change-end text:change-id="ct792048784"/><text:change text:change-id="ct515756432"/><text:s/>Set/Report Time immediately after the rate <text:change-start text:change-id="ct484422032"/>event <text:change-end text:change-id="ct484422032"/>is <text:change text:change-id="ct408630864"/><text:change-start text:change-id="ct408424224"/>produced<text:change-end text:change-id="ct408424224"/> to ensure that all agree on the exact time. <text:s/><text:change text:change-id="ct515756528"/></text:p>
      <text:p text:style-name="Standard"><text:soft-page-break/>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h text:style-name="P32" text:outline-level="3">Event Identification and Reporting</text:h>
      <text:p text:style-name="P1">When a clock <text:change text:change-id="ct792517872"/><text:change-start text:change-id="ct408528304"/>producer<text:change-end text:change-id="ct408528304"/> node receives an Identify Events message, it replies with:</text:p>
      <text:list xml:id="list5498643382767462459" text:style-name="L4">
        <text:list-item>
          <text:p text:style-name="P21">An IdentifyProducedRange and an IdentifyConsumedRange that covers the possible Set/Report Time events</text:p>
        </text:list-item>
        <text:list-item>
          <text:p text:style-name="P21">An IdentifyProducedRange and an IdentifyConsumedRange that covers the Set/Report Date events</text:p>
        </text:list-item>
        <text:list-item>
          <text:p text:style-name="P21">An IdentifyProducedRange and an IdentifyConsumedRange that covers the Set/Report Rate and Stop/Start Clock events.</text:p>
        </text:list-item>
      </text:list>
      <text:p text:style-name="P1">In addition, the node will reply with:</text:p>
      <text:list xml:id="list6361308642769965557" text:style-name="L5">
        <text:list-item>
          <text:p text:style-name="P22">An IdentifyProducedEvent message for the current date, showing valid &amp; active</text:p>
        </text:list-item>
        <text:list-item>
          <text:p text:style-name="P22">An IdentifyProducedEvent message for the current time, showing valid &amp; active</text:p>
        </text:list-item>
        <text:list-item>
          <text:p text:style-name="P22">An IdentifyProducedEvent message for the current rate and start/stop state, showing valid &amp; active</text:p>
        </text:list-item>
      </text:list>
      <text:p text:style-name="P1">All of the preceding may be in any order.<text:change-start text:change-id="ct408108272"/></text:p>
      <text:p text:style-name="P1">(There's actually an standards issue here – with the current coding, the <text:change-end text:change-id="ct408108272"/><text:change-start text:change-id="ct483740256"/>Date events don't occupy more than half of the reported range)<text:change-end text:change-id="ct483740256"/></text:p>
      <text:p text:style-name="P1">When a clock <text:change text:change-id="ct792595520"/><text:change-start text:change-id="ct792595616"/>producer<text:change-end text:change-id="ct792595616"/>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p>
      <text:p text:style-name="P1">When a clock <text:change text:change-id="ct514288624"/><text:change-start text:change-id="ct793588656"/>producer<text:change-end text:change-id="ct793588656"/>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p>
      <text:p text:style-name="P1">This lets devices rapidly establish information about a clock, even if they don't know it exists. To find the current clock (you have to know the clock number, but you can start with the default)</text:p>
      <text:list xml:id="list3790327682905121964" text:style-name="L6">
        <text:list-item>
          <text:p text:style-name="P23">Send a global IdentifyProducers for the Start/Stop event.</text:p>
        </text:list-item>
        <text:list-item>
          <text:p text:style-name="P23">If there's no reply, no clock exists. If there is a reply, extract the source node ID (alias) of the clock <text:change text:change-id="ct514299584"/><text:change-start text:change-id="ct792838112"/>producer node<text:change-end text:change-id="ct792838112"/> and send an IdentifyEvents. <text:s/></text:p>
        </text:list-item>
        <text:list-item>
          <text:p text:style-name="P23"><text:soft-page-break/>The reply will contain IdentifyProducedEvent messages that show the current clock <text:change text:change-id="ct79114400"/><text:change-start text:change-id="ct79363648"/>producer<text:change-end text:change-id="ct79363648"/> state via their active/valid status.</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text:change text:change-id="ct514865008"/><text:change-start text:change-id="ct484375600"/>producer<text:change-end text:change-id="ct484375600"/> node<text:change-start text:change-id="ct515638336"/>(<text:change-end text:change-id="ct515638336"/>s<text:change-start text:change-id="ct407991440"/>)<text:change-end text:change-id="ct407991440"/>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but it's up to the user to allocate clock numbers and configure the clock <text:change-start text:change-id="ct483932928"/>producers<text:change-end text:change-id="ct483932928"/><text:change text:change-id="ct792386496"/>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Configuration via a simple teach-learn UI</text:h>
      <text:p text:style-name="P2">Blue and Gold configuration does not have to be implemented, perhaps many devices won't, but <text:span text:style-name="T6">important</text:span> to show it can be done. Configuring consumers to react to a particular time event can be done by putting a programming button on the master time <text:change text:change-id="ct486272224"/><text:change-start text:change-id="ct352337200"/>producer<text:change-end text:change-id="ct352337200"/> that sends the learn message for the current clock time.</text:p>
      <text:p text:style-name="P2">Better (more powerful) UIs can<text:span text:style-name="T9"> then use the same underlying teach/learn implementation.</text:span></text:p>
      <text:p text:style-name="P12">To Teach: gold; blue to select: hour, minute, rate; up/down to change; gold</text:p>
      <text:p text:style-name="P12">To nominate: blue, blue; gold to select: h,m,r; up/down; blue</text:p>
      <text:p text:style-name="P13">From the Arduino docs:</text:p>
      <text:p text:style-name="P16">The User Interface (UI) uses the Blue / Gold buttons:</text:p>
      <text:p text:style-name="P15">A (Blue/Gold)+ sequence Sets or Nominates the Time, Rate or Alarms to learn a Teach-event. </text:p>
      <text:p text:style-name="P17">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text:soft-page-break/>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text:change-start text:change-id="ct793777664"/>producer<text:change-end text:change-id="ct793777664"/><text:change text:change-id="ct77202752"/> isn't specifically part of the clock <text:change text:change-id="ct77202880"/><text:change-start text:change-id="ct77357680"/>producer<text:change-end text:change-id="ct77357680"/>. It could be anywhere. <text:s/>And no protocol needs to be defined for alarm events, as they're just regular produced events: When A is produced, produce B and C. <text:s/>That's a generally-useful thing to have, even for non-time events.<text:change-start text:change-id="ct408522336"/></text:p>
      <text:h text:style-name="Heading_20_2" text:outline-level="2"><text:change-end text:change-id="ct408522336"/><text:change-start text:change-id="ct76581168"/>Low-Bandwidth Clock Producers</text:h>
      <text:p text:style-name="Standard">The Standard specifies <text:change-end text:change-id="ct76581168"/><text:change-start text:change-id="ct408146512"/>that only time events <text:span text:style-name="T5">with consumers need to be produced. <text:s/>Small clock-producing nodes can use this to reduce the bandwidth used by the c</text:span><text:change-end text:change-id="ct408146512"/><text:change-start text:change-id="ct348596960"/><text:span text:style-name="T5">lock events, particularly at high rate. <text:s/>The producing node can automatically generate and maintain a list of consumed event IDs, and produce only those.</text:span></text:p>
      <text:p text:style-name="Standard"><text:span text:style-name="T5">Once the clock-producing node is up and running, it can listen for ConsumerIden</text:span><text:change-end text:change-id="ct348596960"/><text:change-start text:change-id="ct513486128"/><text:span text:style-name="T5">tified messages and include any Set/Report Time event IDs seen in its list. Nodes that newly attach or restart will emit these automatically. <text:s/>So long as the clock-producing node isn't marked as a Simple node, these will be forwarded to it.</text:span></text:p>
      <text:p text:style-name="Standard"><text:change-end text:change-id="ct513486128"/><text:change-start text:change-id="ct347949264"/><text:span text:style-name="T5">The process to find all consumers when the </text:span><text:change-end text:change-id="ct347949264"/><text:change-start text:change-id="ct408018224"/><text:span text:style-name="T5">clock-producing node becomes active on an already existing OpenLCB network is simi</text:span><text:change-end text:change-id="ct408018224"/><text:change-start text:change-id="ct353110416"/><text:span text:style-name="T5">lar, it just involves querying the entire network:</text:span></text:p>
      <text:list xml:id="list4772853502649958059" text:style-name="L7">
        <text:list-item>
          <text:p text:style-name="P26"><text:span text:style-name="T5">Send a </text:span><text:change-end text:change-id="ct353110416"/><text:change-start text:change-id="ct513480320"/><text:span text:style-name="T5">Verify Node Global, and construct a list of nodes from the response</text:span></text:p>
        </text:list-item>
        <text:list-item>
          <text:p text:style-name="P26"><text:span text:style-name="T5">At a suitably metered interval, send a IdentifyEvent to each node.</text:span></text:p>
        </text:list-item>
        <text:list-item>
          <text:p text:style-name="P26"><text:span text:style-name="T5">Construct the list of consumed event IDs from the re</text:span><text:change-end text:change-id="ct513480320"/><text:change-start text:change-id="ct792834880"/><text:span text:style-name="T5">sponse.</text:span></text:p>
        </text:list-item>
      </text:list>
      <text:p text:style-name="Standard"><text:change-end text:change-id="ct792834880"/><text:change-start text:change-id="ct486360480"/><text:span text:style-name="T5">There is currently no support to do a network-parallel query such as “Identify All Consumers of EventIDs in the following Range” due to buffer-manag</text:span><text:change-end text:change-id="ct486360480"/><text:change-start text:change-id="ct352488112"/><text:span text:style-name="T5">ement and network-load-scaling issues with it.</text:span><text:change-end text:change-id="ct352488112"/></text:p>
      <text:h text:style-name="Heading_20_2" text:outline-level="2">History and Numerology</text:h>
      <text:p text:style-name="Text_20_body">There are slightly <text:span text:style-name="T7">more</text:span> than 2<text:span text:style-name="T8">16</text:span> seconds in a day, and just <text:span text:style-name="T7">less</text:span> than 2<text:span text:style-name="T8">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change-start text:change-id="ct793777824"/></text:p>
      <text:p text:style-name="Text_20_body">By-seconds events allow much more precise timing, particularly at low fast-clock multipliers (clocks near real-time), but they result in too much traffic at high fast-clock multipliers (really fast <text:change-end text:change-id="ct793777824"/><text:change-start text:change-id="ct513117808"/>clocks). <text:s/>A 10 minute fast 24 hour cycle is <text:change-end text:change-id="ct513117808"/><text:change-start text:change-id="ct53777872"/>144 messages per second, more than 15% of CAN bandwidth. <text:change-end text:change-id="ct53777872"/><text:change-start text:change-id="ct353178640"/>Even faster rates, for example to do a fast recycle to prepare for a new sequence, would clearly saturate the bus. <text:s/>This has led to the choice of minute events, with seconds reserved for possib<text:change-end text:change-id="ct353178640"/><text:change-start text:change-id="ct485789728"/>le future consideration.<text:change-end text:change-id="ct485789728"/></text:p>
      <text:p text:style-name="Text_20_body">A denser format would be 5 bits hour, 6 bits minutes, 6 bits seconds all put consecutively, instead of in separate bytes. <text:s/>That still takes three bytes, but keeps the seven spare bits together.</text:p>
      <text:p text:style-name="P2"><text:soft-page-break/>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2">We're not sending events-with-only-minutes, or -only-seconds. <text:s/>Those make it easy to do something once a minute or once a second via consumer, but those are not to the only interesting intervals: <text:s/>Just do the calculation.</text:p>
      <text:p text:style-name="P2">Regardless of whether the clock sends seconds or minutes, small times can be maintained via a local timebase synched to the time broadcast and the rate messages. <text:s/>There's a limit to how pr<text:change-start text:change-id="ct792098768"/>e<text:change-end text:change-id="ct792098768"/><text:change text:change-id="ct515668976"/>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2" text:outline-level="2">Future Work</text:h>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27"><text:s/>1.1 Use cases<text:tab/>1</text:p>
          <text:p text:style-name="P27"><text:s/>1.2 Unserved use cases<text:tab/>2</text:p>
          <text:p text:style-name="P19"><text:s/>2 Specified Sections<text:tab/>2</text:p>
          <text:p text:style-name="P27"><text:s/>2.1 Introduction<text:tab/>2</text:p>
          <text:p text:style-name="P27"><text:s/>2.2 Intended Use<text:tab/>3</text:p>
          <text:p text:style-name="P27"><text:s/>2.3 Reference and Context<text:tab/>3</text:p>
          <text:p text:style-name="P27"><text:s/>2.4 Message Formats<text:tab/>3</text:p>
          <text:p text:style-name="P28"><text:s/>2.4.1 Set/Report Time Event ID<text:tab/>3</text:p>
          <text:p text:style-name="P28"><text:s/>2.4.2 Set/Report Date Event ID<text:tab/>4</text:p>
          <text:p text:style-name="P28"><text:s/>2.4.3 Set/Report Rate Event ID<text:tab/>4</text:p>
          <text:p text:style-name="P28"><text:s/>2.4.4 Stop/Start Clock<text:tab/>4</text:p>
          <text:p text:style-name="P27"><text:s/>2.5 States<text:tab/>5</text:p>
          <text:p text:style-name="P27"><text:s/>2.6 Interactions<text:tab/>5</text:p>
          <text:p text:style-name="P28"><text:s/>2.6.1 Event Identification and Reporting<text:tab/>6</text:p>
          <text:p text:style-name="P19"><text:s/>3 Background Information<text:tab/>7</text:p>
          <text:p text:style-name="P27"><text:s/>3.1 Multiple Clocks<text:tab/>7</text:p>
          <text:p text:style-name="P27"><text:s/>3.2 Configuration via a simple teach-learn UI<text:tab/>7</text:p>
          <text:p text:style-name="P27"><text:s/>3.3 Alarms<text:tab/>7</text:p>
          <text:p text:style-name="P27"><text:s/>3.4 Low-Bandwidth Clock Producers<text:tab/>8</text:p>
          <text:p text:style-name="P27"><text:s/>3.5 History and Numerology<text:tab/>8</text:p>
          <text:p text:style-name="P27"><text:s/>3.6 Future Work<text:tab/>9</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03-26T22:38:00.99">Mar 2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6T22:38:00.99">Mar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75" text:date-value="2013-03-26T22:38:00.99">Mar 2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7</meta:editing-cycles>
    <meta:editing-duration>PT17H41M53S</meta:editing-duration>
    <meta:generator>OpenOffice.org/3.4.1$Unix OpenOffice.org_project/341m1$Build-9593</meta:generator>
    <dc:date>2013-03-26T22:38:00</dc:date>
    <dc:creator>Bob Jacobsen</dc:creator>
    <meta:document-statistic meta:table-count="5" meta:image-count="1" meta:object-count="0" meta:page-count="10" meta:paragraph-count="246" meta:word-count="3521" meta:character-count="20761"/>
    <meta:user-defined meta:name="Info 1"/>
    <meta:user-defined meta:name="Info 2"/>
    <meta:user-defined meta:name="Info 3"/>
    <meta:user-defined meta:name="Info 4"/>
  </office:meta>
</office:document-meta>
</file>